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fo:font-weight="bold" officeooo:rsid="00146785" officeooo:paragraph-rsid="00146785" style:font-weight-asian="bold" style:font-weight-complex="bold"/>
    </style:style>
    <style:style style:name="P2" style:family="paragraph" style:parent-style-name="Text_20_body">
      <style:text-properties fo:font-weight="bold" officeooo:rsid="00191367" officeooo:paragraph-rsid="00191367" style:font-weight-asian="bold" style:font-weight-complex="bold"/>
    </style:style>
    <style:style style:name="P3" style:family="paragraph" style:parent-style-name="Text_20_body">
      <style:text-properties fo:font-weight="normal" officeooo:rsid="0016e6d5" officeooo:paragraph-rsid="0016e6d5" style:font-weight-asian="normal" style:font-weight-complex="normal"/>
    </style:style>
    <style:style style:name="P4" style:family="paragraph" style:parent-style-name="Title">
      <style:text-properties officeooo:rsid="00146785" officeooo:paragraph-rsid="00146785"/>
    </style:style>
    <style:style style:name="P5" style:family="paragraph" style:parent-style-name="Text_20_body">
      <style:text-properties fo:font-weight="bold" officeooo:rsid="00191367" officeooo:paragraph-rsid="00191367" style:font-weight-asian="bold" style:font-weight-complex="bold"/>
    </style:style>
    <style:style style:name="P6" style:family="paragraph" style:parent-style-name="Text_20_body">
      <style:text-properties fo:font-weight="bold" officeooo:rsid="001cfb54" officeooo:paragraph-rsid="001cfb54" style:font-weight-asian="bold" style:font-weight-complex="bold"/>
    </style:style>
    <style:style style:name="P7" style:family="paragraph" style:parent-style-name="Text_20_body">
      <style:text-properties officeooo:paragraph-rsid="001cfb54"/>
    </style:style>
    <style:style style:name="P8" style:family="paragraph" style:parent-style-name="Text_20_body">
      <style:text-properties officeooo:paragraph-rsid="001dc060"/>
    </style:style>
    <style:style style:name="P9" style:family="paragraph" style:parent-style-name="Text_20_body">
      <style:text-properties fo:font-size="10pt" officeooo:paragraph-rsid="001cfb54" style:font-size-asian="10pt" style:font-size-complex="10pt"/>
    </style:style>
    <style:style style:name="P10" style:family="paragraph" style:parent-style-name="Text_20_body">
      <style:text-properties officeooo:paragraph-rsid="001ee718"/>
    </style:style>
    <style:style style:name="P11" style:family="paragraph" style:parent-style-name="Text_20_body">
      <style:text-properties officeooo:rsid="00146785" officeooo:paragraph-rsid="001ee718"/>
    </style:style>
    <style:style style:name="P12" style:family="paragraph" style:parent-style-name="Heading_20_1">
      <style:text-properties officeooo:rsid="001cef3b" officeooo:paragraph-rsid="001cef3b"/>
    </style:style>
    <style:style style:name="P13" style:family="paragraph" style:parent-style-name="Heading_20_1">
      <style:text-properties officeooo:rsid="00146785" officeooo:paragraph-rsid="00146785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cfb54" style:font-weight-asian="bold" style:font-weight-complex="bold"/>
    </style:style>
    <style:style style:name="T4" style:family="text">
      <style:text-properties fo:font-weight="bold" officeooo:rsid="001cfb54"/>
    </style:style>
    <style:style style:name="T5" style:family="text">
      <style:text-properties fo:font-weight="bold" officeooo:rsid="001dc060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officeooo:rsid="00191367"/>
    </style:style>
    <style:style style:name="T8" style:family="text">
      <style:text-properties officeooo:rsid="001cfb54"/>
    </style:style>
    <style:style style:name="T9" style:family="text">
      <style:text-properties officeooo:rsid="001dc060"/>
    </style:style>
    <style:style style:name="T10" style:family="text">
      <style:text-properties officeooo:rsid="001ee71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Drucker für Puavo</text:p>
      <text:h text:style-name="P12" text:outline-level="1">Postcript, CUPS und PPD-Dateien</text:h>
      <text:p text:style-name="P7"><text:span text:style-name="T8">CUPS (</text:span><text:span text:style-name="T3">C</text:span><text:span text:style-name="T8">ommon </text:span><text:span text:style-name="T3">U</text:span><text:span text:style-name="T8">nix </text:span><text:span text:style-name="T3">P</text:span><text:span text:style-name="T8">rinting </text:span><text:span text:style-name="T3">S</text:span><text:span text:style-name="T8">ystem)</text:span> <text:span text:style-name="T8">ist das </text:span>Drucksystem <text:span text:style-name="T8">von Puavo. </text:span></text:p>
      <text:p text:style-name="P7"><text:span text:style-name="T8">CUPS wird von allen</text:span> Linux- und Mac-Compis (CUPS wird von Apple entwickelt!) <text:span text:style-name="T8">und </text:span>ist komplet anders, als das was man von Windows gewohnt ist.</text:p>
      <text:p text:style-name="P7"><text:span text:style-name="T1">CUPS kennt keine Druckertreiber</text:span></text:p>
      <text:p text:style-name="P7">Beim CUPS-System<text:span text:style-name="T10">en</text:span> <text:span text:style-name="T1">müssen alle Drucker PDF-Dateien </text:span>(resp. <text:span text:style-name="T2">PostScript</text:span>) <text:span text:style-name="T1">drucken können</text:span>. Alle CUPS-Clients (=Laptops und Compis) erzeugen beim Druckvorgang einfach eine PDF-Datei und kopieren diese dann auf den Drucker<text:span text:style-name="T8">(-Server)</text:span>. Der Drucker "weiss" dann schon wie er das PDF zu Papier bringen kann. Ein Treiber, welcher die Druckdaten in ein druckerspezifisches Format verwandeln kann, fällt somit weg.</text:p>
      <text:p text:style-name="P6">CUPS braucht eine DDP-Datei</text:p>
      <text:p text:style-name="P8">Was es aber (auf dem Client) braucht ist die Möglichkeit Dinge wie Papierformat, Ein/Doppelseitig, Farbe/SW, <text:span text:style-name="T8">Heften, Broschüre</text:span> etc. einzustellen. <text:span text:style-name="T8">Dazu wird eine genaue Beschreibung der speziellen <text:s/>Fähigkeiten und der möglichen Einstellungen dieses Druckers benötigt: <text:s/>Diese Information ist in <text:s/>der sogenannten </text:span><text:span text:style-name="T4">PPD-Datei (PPD=Postscript Printer Description)</text:span><text:span text:style-name="T8"> gespeichert. Jeder Postscriptdrucker besitzt so eine PPD-Datei. Die PPD-Datei ist von verwendeten Betriebssystem unabhängig.</text:span></text:p>
      <text:p text:style-name="P9">Wenn du also auf deinem Mac einen <text:span text:style-name="T9">lokalen </text:span>"Drucker<text:span text:style-name="T9">(</text:span>treiber<text:span text:style-name="T9">)</text:span> installierst», dann <text:span text:style-name="T9">startest du einen (lokalen) CUPS-Server und </text:span>teilst <text:span text:style-name="T9">diesem</text:span> lediglich mit welche Einstellungen es für diesen Drucker gibt, <text:span text:style-name="T8">indem </text:span>ganz simpel <text:span text:style-name="T8">eine PPD-Datei </text:span>auf den MAC kopiert <text:span text:style-name="T8">wird.</text:span></text:p>
      <text:p text:style-name="P10"><text:span text:style-name="T9">Bei Puavo gibt es keine lokalen Drucker. Alle Drucker werden vom CUPS-Server auf der PuavoBox verwaltet. </text:span>Der <text:span text:style-name="T9">Puavo-</text:span>Client verbindet sich automatisch mit dem <text:span text:style-name="T9">CUPS-</text:span>Server und dieser teilt de<text:span text:style-name="T10">m</text:span> Client alle <text:span text:style-name="T10">(momentan) </text:span>verfügbaren Drucker und deren PPDs mit. </text:p>
      <text:p text:style-name="P10">Auf einem <text:span text:style-name="T1">Puavo-Client sind also keine Drucker oder Treiber in</text:span><text:span text:style-name="T5">s</text:span><text:span text:style-name="T1">talliert,</text:span> alles wird dynamisch vo<text:span text:style-name="T10">m</text:span> <text:span text:style-name="T10">CUPS-</text:span>Server geholt.</text:p>
      <text:h text:style-name="P13" text:outline-level="1">Welche Drucker sind für Puavo geeignet?</text:h>
      <text:p text:style-name="P11"><text:span text:style-name="T10">F</text:span>ür Puavo <text:span text:style-name="T10">werden dehalb nur </text:span><text:s/><text:span text:style-name="T2">Postscipt-Drucker</text:span> oder <text:span text:style-name="T2">PDF-Drucker</text:span> verwendet. </text:p>
      <text:p text:style-name="P11">Drucker ohne Posts<text:span text:style-name="T7">script könn</text:span>en <text:span text:style-name="T10">im Prinzip</text:span> auch verwendet werden, sie sind aber schwieriger einzurichten, sind meistens langsamer und bieten deutlich weniger Komfort.</text:p>
      <text:p text:style-name="P1">Achte daher beim Beschaffen von Druckern unbedingt darauf, dass diese mit Postscript ausgerüstet sind. <text:s/></text:p>
      <text:p text:style-name="P3">Zu jedem Postscript-Drucker gehört <text:span text:style-name="T7">zwingend </text:span>die sogenannte <text:span text:style-name="T2">PPD-Datei</text:span>. Das ist eine einfache Text-Datei, welche die Fähigkeiten (farbig?, duplex? mehrere Fächer? etc) des Druckes beschreibt. <text:soft-page-break/>Diese Datei ist unabhängig vom Betriebssystem (Linux, Windows, MacOS) und wird bei der Einrichtung des Druckers (unbeding) benötigt. </text:p>
      <text:p text:style-name="P2">Wichtiger Hinweis: <text:span text:style-name="T6">Aus mir nicht bekannten Gründen wird diese PPD-Datei von den meisten Druckerherstellern weder auf der «Treiber-CD» mitgeliefert, noch ist sie (entgegen der Beteuerungen des Herstellers) auf der Website des Herstellers zu finden! </text:span></text:p>
      <text:p text:style-name="P2">Lass Dir daher (vor Kauf/Leasing) schrifftlich vom Hersteller/Lieferanten bestätigen, dass eine deutschsprachige PPD-Datei dieses Druckers mitgeliefert wir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CH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CH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25T17:12:36.789972463</dc:date>
    <meta:editing-duration>PT1H31M31S</meta:editing-duration>
    <meta:editing-cycles>11</meta:editing-cycles>
    <meta:generator>LibreOffice/5.2.6.2$Linux_x86 LibreOffice_project/a3100ed2409ebf1c212f5048fbe377c281438fdc</meta:generator>
    <meta:document-statistic meta:table-count="0" meta:image-count="0" meta:object-count="0" meta:page-count="2" meta:paragraph-count="18" meta:word-count="397" meta:character-count="2933" meta:non-whitespace-character-count="2543"/>
  </office:meta>
</office:document-meta>
</file>